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Iskoola Pota" svg:font-family="'Iskoola Pota'" style:font-pitch="variable"/>
    <style:font-face style:name="Iskoola Pota1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6in"/>
    </style:style>
    <style:style style:name="co2" style:family="table-column">
      <style:table-column-properties fo:break-before="auto" style:column-width="0.5854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1.3409in"/>
    </style:style>
    <style:style style:name="co5" style:family="table-column">
      <style:table-column-properties fo:break-before="auto" style:column-width="0.5736in"/>
    </style:style>
    <style:style style:name="co6" style:family="table-column">
      <style:table-column-properties fo:break-before="auto" style:column-width="0.4201in"/>
    </style:style>
    <style:style style:name="co7" style:family="table-column">
      <style:table-column-properties fo:break-before="auto" style:column-width="0.5264in"/>
    </style:style>
    <style:style style:name="co8" style:family="table-column">
      <style:table-column-properties fo:break-before="auto" style:column-width="0.9161in"/>
    </style:style>
    <style:style style:name="co9" style:family="table-column">
      <style:table-column-properties fo:break-before="auto" style:column-width="3.0047in"/>
    </style:style>
    <style:style style:name="co10" style:family="table-column">
      <style:table-column-properties fo:break-before="auto" style:column-width="11.1957in"/>
    </style:style>
    <style:style style:name="co11" style:family="table-column">
      <style:table-column-properties fo:break-before="auto" style:column-width="1.3882in"/>
    </style:style>
    <style:style style:name="co12" style:family="table-column">
      <style:table-column-properties fo:break-before="auto" style:column-width="1.1402in"/>
    </style:style>
    <style:style style:name="co13" style:family="table-column">
      <style:table-column-properties fo:break-before="auto" style:column-width="1.5417in"/>
    </style:style>
    <style:style style:name="co14" style:family="table-column">
      <style:table-column-properties fo:break-before="auto" style:column-width="0.6327in"/>
    </style:style>
    <style:style style:name="co15" style:family="table-column">
      <style:table-column-properties fo:break-before="auto" style:column-width="1.4827in"/>
    </style:style>
    <style:style style:name="co16" style:family="table-column">
      <style:table-column-properties fo:break-before="auto" style:column-width="0.8453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name-asian="Iskoola Pota1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name-asian="Iskoola Pota1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in"/>
      <style:text-properties style:font-name="Iskoola Pota" fo:font-size="11pt" fo:font-style="normal" style:text-underline-style="none" fo:font-weight="normal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font-name="Iskoola Pota" fo:font-size="11pt" fo:font-style="normal" style:text-underline-style="none" fo:font-weight="normal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skoola Pota" fo:font-size="11pt" fo:font-style="normal" fo:text-shadow="none" style:text-underline-style="none" fo:font-weight="normal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text-outline="false" style:text-line-through-style="none" style:text-line-through-type="none" style:font-name="Iskoola Pot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Iskoola Pot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in"/>
      <style:text-properties style:text-outline="false" style:text-line-through-style="none" style:text-line-through-type="none" style:font-name="Iskoola Pot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Iskoola Pot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22">
      <style:table-cell-properties style:text-align-source="fix" style:repeat-content="false" fo:wrap-option="no-wrap" fo:border="none" style:vertical-align="middle"/>
      <style:paragraph-properties fo:text-align="center" fo:margin-left="0in"/>
      <style:text-properties style:font-name="Iskoola Pota" fo:font-size="11pt" fo:font-style="normal" style:text-underline-style="none" fo:font-weight="normal" style:font-name-asian="Iskoola Pota1" style:font-size-asian="11pt" style:font-style-asian="normal" style:font-weight-asian="normal" style:font-name-complex="Iskoola Pota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8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2" table:default-cell-style-name="ce13"/>
        <table:table-column table:style-name="co16" table:default-cell-style-name="ce13"/>
        <table:table-column table:style-name="co17" table:number-columns-repeated="1006" table:default-cell-style-name="ce13"/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5" office:value-type="float" office:value="2019" calcext:value-type="float">
            <text:p>2019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maths-09-t1-l01-ep01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සංඛ්‍යා රටා</text:p>
          </table:table-cell>
          <table:table-cell table:style-name="ce17" office:value-type="string" calcext:value-type="string">
            <text:p> සංඛ්‍යා රටා පිළිබඳව අධ්‍යයනය කිරීම.</text:p>
          </table:table-cell>
          <table:table-cell table:style-name="ce17" office:value-type="string" calcext:value-type="string">
            <text:p>සංඛ්‍යා රටා හදුනා ගැනීම, සංඛ්‍යා රටාවක පොදු අන්තරය, සංඛ්‍යා අනුක්‍රම ගොඩ නැගීම, සංඛ්‍යා රටාවක සාධාරණ පදය ගොඩනැගීම පිළිබඳව අධ්‍යයනය කිරීම.</text:p>
          </table:table-cell>
          <table:table-cell table:style-name="ce20"/>
          <table:table-cell table:style-name="ce14" table:number-columns-repeated="1013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5" office:value-type="float" office:value="2019" calcext:value-type="float">
            <text:p>2019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maths-09-t1-l01-ep0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සංඛ්‍යා රටා</text:p>
          </table:table-cell>
          <table:table-cell table:style-name="ce17" office:value-type="string" calcext:value-type="string">
            <text:p> සංඛ්‍යා රටා පිළිබඳව අධ්‍යයනය කිරීම.</text:p>
          </table:table-cell>
          <table:table-cell table:style-name="ce17" office:value-type="string" calcext:value-type="string">
            <text:p>සංඛ්‍යා රටාවක සාධාරණ පදය දී ඇතිවිට සංඛ්‍යා අනුක්‍රමය ගොඩනැගීම හා සංඛ්‍යා රටාවක සාධාරණ පදය සදහා ප්‍රකාශයක් ලබා ගැනීම පිළිබඳව අධ්‍යයනය කිරීම.</text:p>
          </table:table-cell>
          <table:table-cell table:style-name="ce14" table:number-columns-repeated="1014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5" office:value-type="float" office:value="2019" calcext:value-type="float">
            <text:p>2019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maths-09-t1-l01-ep0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සංඛ්‍යා රටා</text:p>
          </table:table-cell>
          <table:table-cell table:style-name="ce17" office:value-type="string" calcext:value-type="string">
            <text:p> සංඛ්‍යා රටා පිළිබඳව අධ්‍යයනය කිරීම.</text:p>
          </table:table-cell>
          <table:table-cell table:style-name="ce19" office:value-type="string" calcext:value-type="string">
            <text:p>සංඛ්‍යා රටා ඇතුළත් ගැටලු විසදීම පිළිබඳව අධ්‍යයනය කිරීම.</text:p>
          </table:table-cell>
          <table:table-cell table:style-name="ce14" table:number-columns-repeated="1014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5" office:value-type="float" office:value="2019" calcext:value-type="float">
            <text:p>2019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maths-09-t1-l02-ep0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9" office:value-type="string" calcext:value-type="string">
            <text:p>ද්වීමය සංඛ්‍යා </text:p>
          </table:table-cell>
          <table:table-cell table:style-name="ce17" office:value-type="string" calcext:value-type="string">
            <text:p>ද්වීමය සංඛ්‍යා පිළිබඳව සාකච්ඡා කිරීම.</text:p>
          </table:table-cell>
          <table:table-cell table:style-name="ce17" office:value-type="string" calcext:value-type="string">
            <text:p>දශමය සංඛ්‍යා හදුනා ගැනීම, ද්වීමය සංඛ්‍යා හදුනා ගැනීම, දශමය සංඛ්‍යාවක් ද්වීමය සංඛ්‍යාවක් බවට පරිවර්තනය කිරීම හා ද්වීමය සංඛ්‍යා දශමය සංඛ්‍යාවක්  බවට පරිවර්තනය කිරීම පිළිබඳව අධ්‍යයනය කිරීම.</text:p>
          </table:table-cell>
          <table:table-cell table:style-name="ce14" table:number-columns-repeated="1014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5" office:value-type="float" office:value="2019" calcext:value-type="float">
            <text:p>2019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maths-09-t1-l02-ep0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9" office:value-type="string" calcext:value-type="string">
            <text:p>ද්වීමය සංඛ්‍යා </text:p>
          </table:table-cell>
          <table:table-cell table:style-name="ce17" office:value-type="string" calcext:value-type="string">
            <text:p>ද්වීමය සංඛ්‍යා ද්වීමය සංඛ්‍යා පිළිබඳව සාකච්ඡා කිරීම.</text:p>
          </table:table-cell>
          <table:table-cell table:style-name="ce19" office:value-type="string" calcext:value-type="string">
            <text:p>ද්වීමය සංඛ්‍යා එකතු කිරීම, ද්වීමය සංඛ්‍යා අඩු කිරීම පිළිබඳව අධ්‍යයනය කිරීම.</text:p>
          </table:table-cell>
          <table:table-cell table:style-name="ce14" table:number-columns-repeated="1014"/>
        </table:table-row>
        <table:table-row table:style-name="ro2">
          <table:table-cell/>
          <table:table-cell table:style-name="ce16"/>
          <table:table-cell/>
          <table:table-cell table:style-name="ce17"/>
          <table:table-cell table:number-columns-repeated="3"/>
          <table:table-cell table:style-name="ce17" table:number-columns-repeated="2"/>
          <table:table-cell table:style-name="ce16"/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18"/>
          <table:table-cell table:number-columns-repeated="1020"/>
        </table:table-row>
        <table:table-row table:style-name="ro2">
          <table:table-cell table:number-columns-repeated="3"/>
          <table:table-cell table:style-name="ce16"/>
          <table:table-cell table:number-columns-repeated="1020"/>
        </table:table-row>
        <table:table-row table:style-name="ro2">
          <table:table-cell table:number-columns-repeated="3"/>
          <table:table-cell table:style-name="ce18"/>
          <table:table-cell table:number-columns-repeated="1020"/>
        </table:table-row>
        <table:table-row table:style-name="ro2">
          <table:table-cell table:number-columns-repeated="3"/>
          <table:table-cell table:style-name="ce16"/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Iskoola Pota" svg:font-family="'Iskoola Pota'" style:font-pitch="variable"/>
    <style:font-face style:name="Iskoola Pota1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STRIX</meta:initial-creator>
    <meta:creation-date>2022-05-03T17:47:56Z</meta:creation-date>
    <dc:date>2022-09-23T15:34:01.622866899</dc:date>
    <meta:editing-cycles>79</meta:editing-cycles>
    <meta:editing-duration>PT4H56M8S</meta:editing-duration>
    <meta:document-statistic meta:table-count="1" meta:cell-count="50" meta:object-count="0"/>
  </office:meta>
</office:document-meta>
</file>